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style:style style:name="T57" style:family="text">
      <style:text-properties officeooo:rsid="0352ef6a"/>
    </style:style>
    <style:style style:name="T58" style:family="text">
      <style:text-properties officeooo:rsid="035465f0"/>
    </style:style>
    <style:style style:name="T59" style:family="text">
      <style:text-properties officeooo:rsid="0356c5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57">again</text:span>,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57">and we both had</text:span> Coke<text:span text:style-name="T57">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57">o</text:span>me plums, two hop waters, a banana, drove down. She had told Melissa she was no longer on the Eulogy gig and Meliss was very upset <text:span text:style-name="T57">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text:span><text:span text:style-name="T57">Steve</text:span><text:span text:style-name="T56">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text:p text:style-name="P56"/>
      <text:p text:style-name="P57">. . .</text:p>
      <text:p text:style-name="P56"/>
      <text:p text:style-name="P58">Hannah called and invited me over, so I went down there, where we hung on the couch, talked, went to bed. She eventually moved to the guest room.</text:p>
      <text:p text:style-name="P58"/>
      <text:p text:style-name="P58">XI.XIV</text:p>
      <text:p text:style-name="P58"/>
      <text:p text:style-name="P58">I woke at nine, went to the guestroom, but it seemed like there was no <text:span text:style-name="T58">space</text:span> for me. Hannah said, “<text:span text:style-name="T58">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Scott, Dom, <text:span text:style-name="T58">prolly Libro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8"/>
      <text:p text:style-name="P59"><text:soft-page-break/>. . .</text:p>
      <text:p text:style-name="P58"/>
      <text:p text:style-name="P60">Hannah called, said she wanted to make a quick drop-in at Character Study before they closed, so I put on some shoes and hopped in her car. They had mostly 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R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backed my bag full of snacks and wrote, d10:43.</text:p>
      <text:p text:style-name="P60"/>
      <text:p text:style-name="P61">. . .</text:p>
      <text:p text:style-name="P60"/>
      <text:p text:style-name="P62">I drove to the shed and was the first one there, went inside, talked with Scott about he and Leann’s upcoming booth at Atomic, including stocking it with a box of journals. Once everyone else had showed up, we played/wrote songs until around five, when we ate Mehfil in the kitchen. We went out to the shed and <text:soft-page-break/>contemplated what to do next, but Scott couldn’t think of anything, so we listened to a bunch of stuff in the freezing cold, said our goodbyes. I put air in my tire, drove home, unloaded my bag, took off my cold wet shoes and socks, d819. . .<text:span text:style-name="T59">Scott just sent some photos and a list of tunes, d845:</text:span></text:p>
      <text:p text:style-name="P62"/>
      <text:p text:style-name="P63">Constellation</text:p>
      <text:p text:style-name="P63">Say Man</text:p>
      <text:p text:style-name="P63">Mtn Lion</text:p>
      <text:p text:style-name="P63">Dark Horse</text:p>
      <text:p text:style-name="P63">Sophia</text:p>
      <text:p text:style-name="P63">Almost the One</text:p>
      <text:p text:style-name="P63">S.O.S</text:p>
      <text:p text:style-name="P63">Power</text:p>
      <text:p text:style-name="P63">Perpetual</text:p>
      <text:p text:style-name="P63">Bobby Love</text:p>
      <text:p text:style-name="P63">Heart N’ Split</text:p>
      <text:p text:style-name="P63">The Corner</text:p>
      <text:p text:style-name="P63">Back to the Sun</text:p>
      <text:p text:style-name="P63">The Get Down</text:p>
      <text:p text:style-name="P63">We Way</text:p>
      <text:p text:style-name="P63">Only Ever</text:p>
      <text:p text:style-name="P63">One Good Reason</text:p>
      <text:p text:style-name="P63">Bridge</text:p>
      <text:p text:style-name="P63">Mtn Dew</text:p>
      <text:p text:style-name="P63">Time on Time</text:p>
      <text:p text:style-name="P63">Haunted</text:p>
      <text:p text:style-name="P63">Just a Little Longer</text:p>
      <text:p text:style-name="P63">Odet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5T20:45:39.998432487</dc:date>
    <meta:editing-duration>P71DT20H58M13S</meta:editing-duration>
    <meta:editing-cycles>722</meta:editing-cycles>
    <meta:generator>LibreOffice/24.2.5.2$MacOSX_X86_64 LibreOffice_project/bffef4ea93e59bebbeaf7f431bb02b1a39ee8a59</meta:generator>
    <meta:print-date>2024-11-14T21:17:09.940991245</meta:print-date>
    <meta:document-statistic meta:table-count="0" meta:image-count="0" meta:object-count="0" meta:page-count="53" meta:paragraph-count="211" meta:word-count="8914" meta:character-count="47077" meta:non-whitespace-character-count="38198"/>
  </office:meta>
</office:document-meta>
</file>